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ipwreck</text:p>
      <text:p text:style-name="P1"/>
      <text:p text:style-name="P2"><text:tab/>Maria stared at the open water in front of her. The boat rocked back and forth violently and the waves below her looked likely to engulf her at any minute. She hadn't seen land for days, nearly weeks, as was the accustomed life of a pirate. Maria was one of the many crew members aboard <text:span text:style-name="T1">the</text:span> <text:span text:style-name="T1">Phantasea.</text:span></text:p>
      <text:p text:style-name="P2"><text:span text:style-name="T1"><text:tab/></text:span><text:span text:style-name="T2">“Marcus!” yelled Captain Smith at Maria, “Stop daydreaming and get that sail in order. It's flopping all over the place!”</text:span></text:p>
      <text:p text:style-name="P2"><text:span text:style-name="T2"><text:tab/>Maria hastened to pull in the sail and watched with pleasure as the boat picked up considerable speed. Over the roaring wind, she could barely hear the Captain say “Lazy little boy, that Marcus. He won't stop daydreaming. I should have never taken him aboard in the first place!” Maria had had to disguise herself as a boy because girls were strictly forbidden aboard this pirate ship. If she was found in girl clothing she would be instantly abandoned at the nearest sea port or thrown over board. Even others who weren't girls were thrown over board or severely punished just for being lazy. Last week a young boy called John, that Maria had been friends with, was abandoned at port for “not doing his duty repeatedly.” The only thing that kept Maria from being ditched were her swashbuckling skills (fencing). Most of the men wagered that she could beat the Captain himself in a duel, but there was no way to find out because there was another rule that said “No fighting between crew members!”. This was Maria's </text:span><text:span text:style-name="T1">least </text:span><text:span text:style-name="T2">favorite rule.</text:span></text:p>
      <text:p text:style-name="P2"><text:span text:style-name="T2"><text:tab/>Whenever </text:span><text:span text:style-name="T1">the Phantasea</text:span><text:span text:style-name="T2"> was sailing really fast, Maria felt elated almost like she was flying. The wind that day was considerably strong and according to the men below her they were going around 9 knots (10.4 mph). Maria knew, however, that it would not last for long. The wind was nearly pushing the small boat over. Maria leaned back against the rail still clutching the rope for dear life and looked for any sign of land or another ship.</text:span></text:p>
      <text:p text:style-name="P3"><text:tab/>When she saw what was ahead she clapped a hand to her mouth.</text:p>
      <text:p text:style-name="P2"><text:span text:style-name="T2"><text:tab/>“</text:span><text:span text:style-name="T1">The Vanity </text:span><text:span text:style-name="T2">is heading straight for us!” shouted the look out from the crow's nest. </text:span><text:span text:style-name="T1">The Vanity </text:span><text:span text:style-name="T2">was one of the most feared vessels to sail in the American waters. When America declared its independence from Great Britain it also lost the protection Great Britain had for all American trade ships. For pirates, this looked like a whole new opportunity for sea voyaging and plundering. </text:span></text:p>
      <text:p text:style-name="P2"><text:span text:style-name="T2"><text:tab/>The ship burst into a wild commotion. Men were preparing the cannons, others were drinking a last bottle of rum. Those who didn't have the nerve of a sea rat just began running up and down from the crows nest frantically. Maria helped prepare the cannons. </text:span><text:span text:style-name="T1">The Phantasea </text:span><text:span text:style-name="T2">was a small vessel and only carried about 3 cannons on each side. Everyone wondered what the Captain was going to do. </text:span></text:p>
      <text:p text:style-name="P2"><text:span text:style-name="T2"><text:tab/>Captain Jack Rackham, often known as “calico jack” because his fine taste in clothing, was the captain of </text:span><text:span text:style-name="T1">the Vanity. </text:span><text:span text:style-name="T2">He and Captain Smith had been friends until Captain Smith had chosen to accept the pardon from the King making him a “privateer” instead of a pirate. Maria did agree with Captain Smith's choice because it meant that the usual democratic vote on where they would go next would be replaced by the King directing them to their next location. Maria saw this chance not as a chance to be destroyed but as a chance to turn pirate again. Maria knew that if she joined </text:span><text:span text:style-name="T1">the Vanity's </text:span><text:span text:style-name="T2">crew she would have a chance to turn pirate again. Captain Jack Rackham did not keep friends if they had turned privateer, he considered them all lower class, of course Smith did not know this so he readied his crew for a parley that would simply not work.</text:span></text:p>
      <text:p text:style-name="P3"><text:tab/>“Crew!” he announced, “Prepare for a parley!”</text:p>
      <text:p text:style-name="P2"><text:span text:style-name="T2"><text:tab/>“Aye Captain!” replied the crew with little enthusiasm. Ever since the crew had turned privateer there had been nothing but parleys and bargains. No theft, no plundering, no anything fun.It was a pirates nightmare. The scout went back to his post in the crows nest <text:s/>but he had very little to do except watch as </text:span><text:span text:style-name="T1">the Vanity </text:span><text:span text:style-name="T2">got closer and closer.</text:span></text:p>
      <text:p text:style-name="P3"><text:soft-page-break/></text:p>
      <text:p text:style-name="P2"><text:span text:style-name="T2"><text:tab/>As both vessels drew nearer, both ships let out their sails to slow themselves down. </text:span><text:span text:style-name="T1">The Vanity's </text:span><text:span text:style-name="T2">crew threw ropes across to board the other ship. Captain Jack began making his way across the water towards </text:span><text:span text:style-name="T1">The Phantasea. </text:span><text:span text:style-name="T2">From her post Maria winked at her friend who has current holding the ropes with Captain Jack on top. He smiled back at her. They had both been planning for this day ever since they had accepted the King's pardon a month before. Captain Jack Rackham was wearing his best finery and was swaggering very proudly over to </text:span><text:span text:style-name="T1">the Phantasea. </text:span><text:span text:style-name="T2">He obviously thought that </text:span><text:span text:style-name="T1">the Phantasea</text:span><text:span text:style-name="T2"> was a inferior vessel because of its allegiance with the King. When he reached the main deck of the vessel he looked haughtily around at all the privateers that stood in front of him. Captain Jack Rackham announced to the entire crew of </text:span><text:span text:style-name="T1">the Phantasea; </text:span><text:span text:style-name="T2">“If you surrender now, no harm will come to you!” </text:span></text:p>
      <text:p text:style-name="P3"><text:tab/>“Surrender?” asked Captain Smith, “I thought this was a parley?”</text:p>
      <text:p text:style-name="P3"><text:tab/>Calico Jack raised his one and only eyebrow at Captain Smith.</text:p>
      <text:p text:style-name="P3"><text:tab/>“It is a parley only if you are willing to give me all your gold, in exchange for your freedom. Otherwise, I think I shall go about dealing with your entire crew.”</text:p>
      <text:p text:style-name="P3"><text:tab/>“No, impossible!” exclaimed Captain Smith, “You can't just take all our treasure and leave! Thats against the Kings rule!” </text:p>
      <text:p text:style-name="P3"><text:tab/>As soon as the Captain made that statement they knew that he had made his biggest mistake of all time. Captain Jack Rackham's face twisted into a scowl of pure anger. He raised his sword to Captain Smith's throat.</text:p>
      <text:p text:style-name="P3"><text:tab/>“I am not under the command of the King!” he hissed, “I do not care what the King thinks or does or says! I am a pirate on my honor! I am not sure I could say the same thing for you!”</text:p>
      <text:p text:style-name="P3"><text:tab/>“I … I apologize,” stuttered Captain Smith uncertainly. Calico Jack withdrew his sword from Smith's throat.</text:p>
      <text:p text:style-name="P3"><text:tab/>“I repeat!” announced Captain Rackham, “If you surrender now no harm will come of you!” </text:p>
      <text:p text:style-name="P2"><text:span text:style-name="T2"><text:tab/>A flock of crew members from </text:span><text:span text:style-name="T1">the Vanity </text:span><text:span text:style-name="T2">began crossing the ropes to </text:span><text:span text:style-name="T1">the Phantasea.</text:span><text:span text:style-name="T2"> Maria looked at her friend Thomas who was manning the ropes between the ships. He flashed her a smile and Maria flashed one back. Thomas was the only one who knew her true identity. When she had first boarded the ship when she was 16, Tom had noticed an old dress lying beside her stuff. When he asked what it was she at first denied ownership of the dress claiming it to be a dress from her dead girlfriend. As the pair of them became closer in friendship Maria finally admitted to being a girl and made him swear that he would never tell anyone else. Tom ever since then had been her most loyal friend. </text:span></text:p>
      <text:p text:style-name="P3"><text:tab/>The glance that the two of them shared had meant something like this.</text:p>
      <text:p text:style-name="P3"><text:tab/>“Should we do it?” asked Maria.</text:p>
      <text:p text:style-name="P3"><text:tab/>“Yes we should.” replied Tom.</text:p>
      <text:p text:style-name="P3"><text:tab/>“Sir?” asked Maria, “If we join your crew, will you let us go free?”</text:p>
      <text:p text:style-name="P3"><text:tab/>Calico Jack blinked in surprise at the bold young girl (or from his perspective a young boy). </text:p>
      <text:p text:style-name="P2"><text:span text:style-name="T2"><text:tab/>“Yes,” replied Calico Jack, “I will give mercy to those of you who will damn the King's name and join my forces. Is there anyone else who would like to join the great crew of </text:span><text:span text:style-name="T1">the Vanity</text:span><text:span text:style-name="T2">?</text:span></text:p>
      <text:p text:style-name="P3"><text:tab/>Tom stepped forward as well. “I would sir,” he said. Maria smiled at him and Tom smiled back. They were both preparing themselves for a return to piracy.</text:p>
      <text:p text:style-name="P3"><text:tab/>“No!” cried Captain Smith, “You can't do this to me! Marcus, Thomas, come back!”</text:p>
      <text:p text:style-name="P3"><text:tab/>“I thought you said I was a lazy good for nothing?” asked Maria.</text:p>
      <text:p text:style-name="P3"><text:tab/>“I didn't mean that, I –” he started.</text:p>
      <text:p text:style-name="P3"><text:tab/>“Put a sock in it Smith!” commanded Captain Jack Rackham.</text:p>
      <text:p text:style-name="P2"><text:span text:style-name="T2"><text:tab/>The crew of </text:span><text:span text:style-name="T1">the Vanity </text:span><text:span text:style-name="T2">began tying up all the crew members of </text:span><text:span text:style-name="T1">the Phantasea.</text:span><text:span text:style-name="T2"> Calico Jack and his two new crew members walked across the ropes to </text:span><text:span text:style-name="T1">the Vanity. </text:span><text:span text:style-name="T2">There they were greeted by the crew who were anxious to see the new recruits. </text:span></text:p>
      <text:p text:style-name="P3"><text:s/></text:p>
      <text:p text:style-name="P3"><text:soft-page-break/><text:tab/>When the crew members of <text:span text:style-name="T1">the Vanity </text:span>greeted Maria and Thomas to the ship, Maria had a feeling that they were not very welcome there. The crew eyed them with suspicion as they boarded <text:span text:style-name="T1">the Vanity. </text:span>They all wondered who the new recruits were and what they would do. They wondered if they would stay loyal, if they were tough. Some of the crew members lost interest in the pair almost immediately. Others eyed the new recruits with high interest, almost hungery in their thirst for knowledge. One in particular seemed to stick out to Maria. He was giving them the stink eye and he clearly wanted to make their stay as least enjoyable as possible. There had been bullies aboard <text:span text:style-name="T1">the Phantasea </text:span>and Maria had eventually made it clear to them that she and Thomas were not to be messed with. Now, she would have to show them all over the place.</text:p>
      <text:p text:style-name="P3"><text:tab/>The crew of <text:span text:style-name="T1">the Vanity </text:span>was not the only one making judgements. Maria and Thomas were sizing each of the pirates up, their strengths, their weaknesses. You never knew who would become your enemy and who would become your friend. Some of the crew members aboard <text:span text:style-name="T1">the Vanity </text:span>looked quite young and they could not have been any older than 16 and others looked very old, they could not have been younger than 40. All the crew looked tough in a I-am-able-to-handle-myself sort of way including a wizened old man who needed the support of a stick to walk. He had a gleam in his eye as he observed the new recruits.</text:p>
      <text:p text:style-name="P3"><text:tab/>“Aaron!” commanded Captain Jack Rackham. The crew's attention was then focused onto the young boy called Aaron. He did not look any older than 18 although it was obvious that he could handle himself in a fight. “Guide these two to their new rooms.”</text:p>
      <text:p text:style-name="P3"><text:tab/>“Aye, Captain!” responded Aaron almost immediately trying to disguise the dissapointment in his voice and failing. Obviously, guiding new recruits around the ship was not his idea of a break.</text:p>
      <text:p text:style-name="P3"><text:tab/>Aaron lead the way down below deck to their new chambers. It turned out that all three of them shared a room. Apparently Aaron was the new-bee before they had come aboard. Aaron gestured to two bunks in the corner of the tiny room. </text:p>
      <text:p text:style-name="P3"><text:tab/>“This is where you will be sleeping,” said Aaron, “I don't suggest that you stay in here to often, unless you want to sit in your own filth. The Captain'll tell you you're duty as soon as your settled in.”</text:p>
      <text:p text:style-name="P4"><text:tab/><text:span text:style-name="T2">As soon as Aaron left, the pair began to make themselves comfortable in their very uncomfortable bunks. However, no matter how uncomforatable they were still better than their beds on </text:span>the Phantasea, <text:span text:style-name="T2">where they didn't have bunks at all. </text:span></text:p>
      <text:p text:style-name="P4"><text:span text:style-name="T2"><text:tab/>“That is a very strange boy,” said Thomas speculatively. Maria gave him a strange look.</text:span></text:p>
      <text:p text:style-name="P4"><text:span text:style-name="T2"><text:tab/>“How so?” she asked trying to sound more polite than she was. </text:span></text:p>
      <text:p text:style-name="P4"><text:span text:style-name="T2"><text:tab/>“For one he is very thin,” said Thomas. Maria chuckled. “And for another he is awefully orderly for a pirate.” Maria looked over at Aaron's bed and saw a perfectly made bed with his extra set of clothing on top. Maria giggled and as soon as it came out of her mouth she realized it sounded very girly. Thomas looked over at her and said as calmly as possible,</text:span></text:p>
      <text:p text:style-name="P4"><text:span text:style-name="T2"><text:tab/>“Do not let the Captain hear you laugh like that or else the Captain will know for sure your little secret.” After that comment they both went silent went back to either staring off into space or making their bed. After about 5 minutes of ackward silence Maria asked,</text:span></text:p>
      <text:p text:style-name="P4"><text:span text:style-name="T2"><text:tab/>“Do you perfer me as a girl or a boy?” she asked. Tom looked over at her.</text:span></text:p>
      <text:p text:style-name="P4"><text:span text:style-name="T2"><text:tab/>“I don't know,” he said, “It depends on what you perfer. Your my best friend, remember that.”</text:span></text:p>
      <text:p text:style-name="P4"><text:span text:style-name="T2"><text:tab/>At that he leaned over and kissed her on the cheek. Maria blushed deeply and once again the room returned to awkward silence. After a few more minutes of staning around doing nothing Maria announced to Tom,</text:span></text:p>
      <text:p text:style-name="P4"><text:span text:style-name="T2"><text:tab/>“We should probably go above deck,” she took a deep breath, “We have been waiting long enough.”</text:span></text:p>
      <text:p text:style-name="P4"><text:span text:style-name="T2"><text:tab/>“Yeah, we should,” replied Tom.</text:span></text:p>
      <text:p text:style-name="P4"><text:span text:style-name="T2"><text:tab/>The pair of them climbed up the steps to where a party was being held. The crew was blustering about and sometimes even doing a crude pirate version of a dance. Some of the men fired the cannons at nothing in particular. They were all drunk so they could not be expected to aim particularily well or </text:span><text:soft-page-break/><text:span text:style-name="T2">ensure that they would fire the cannon without injuring themselves. However, no pirate celebration could be complete without music. A couple of musicians played music in the corner of the boat. Pirates were renowned for their love of music although few could actually make it. </text:span></text:p>
      <text:p text:style-name="P4"><text:span text:style-name="T2"><text:tab/>Captain Jack Rackham swaggered over to where Maria and Tom were standing and handed them each a bottle of rum. </text:span></text:p>
      <text:p text:style-name="P4"><text:span text:style-name="T2"><text:tab/>“Drink up!” he commanded, “There is music, there are cannons, there is rum. Don't ruin the party by being sober!” He looked like he was just about to go away when he swung around again and said, “You could maybe even make some friends, but I would be careful because there a few aboard this ship that have already made you their enemy.” He jabbed them both in the chest making them both stumble backward. Then as soon as he had appeared he vanished into the party again. </text:span></text:p>
      <text:p text:style-name="P4"><text:span text:style-name="T2"><text:tab/>“He's right,” pondered Tom, “We should try and make friends before people decide that we are stiff and stuck up.”</text:span></text:p>
      <text:p text:style-name="P4"><text:span text:style-name="T2"><text:tab/>Tom uncorked his bottle of rum and and took a large swig of it. Maria followed suit but she found the rum tasted sour like someone had pissed in it.</text:span></text:p>
      <text:p text:style-name="P4"><text:span text:style-name="T2"><text:tab/>“Ick!” exclaimed Maria trying not to spit out the rum, “I think someone pissed in mine.”</text:span></text:p>
      <text:p text:style-name="P4"><text:span text:style-name="T2"><text:tab/>Tom laughed at Maria's expression of disgust.</text:span></text:p>
      <text:p text:style-name="P4"><text:span text:style-name="T2"><text:tab/>“Don't let your dainty taste buds get in the way of having a good time, Marcus,” chuckled Thomas. He slapped her on the back. And Maria laughed too despite of the horrible taste of piss in her mouth. Right at that moment a man leaped out from behind them and smacked Thomas to the ground. Tom's face hit the deck making a horrible smacking sound that caught everyone's attention. The man that had hit Tom swaggered up to his stunned body and kicked him hard in the side causing Tom to roll on his other side in a vain attempt to get away from the next attack. The man continued to kick him and with each kick came a chorus of jeers. </text:span></text:p>
      <text:p text:style-name="P4"><text:span text:style-name="T2"><text:tab/>At last, Maria couldn't take it anymore. This had to stop.</text:span></text:p>
      <text:p text:style-name="P4"><text:span text:style-name="T2"><text:tab/>“STOP!” she shouted at the man. The man looked up in suprise, “What did he ever do to you?”</text:span></text:p>
      <text:p text:style-name="P4"><text:span text:style-name="T2"><text:tab/>“He exists,” replied the man. This was followed by a chorus of chuckles, “And he is a new recruit aboard this vessel. He doesn't belong here and neither do you.”</text:span></text:p>
      <text:p text:style-name="P4"><text:span text:style-name="T2"><text:tab/>Maria stepped in front of Tom's badly bruised body and said, “Well, then what would it matter if you fought a different new recruit.” <text:s/>Maria drew her sword. </text:span></text:p>
      <text:p text:style-name="P4"><text:span text:style-name="T2"><text:tab/>The man simply stared at her, drew his sword and muttered something like “I accept”. Maria charged at the man but he easily parried. Realizing the coming danger, Maria ran backwards a few paces to avoid his next blow. The man was obviously a better swords man than she had anticip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12-31T17:09:29</meta:creation-date>
    <dc:date>2014-01-07T12:17:47</dc:date>
    <dc:creator>Isadora White</dc:creator>
    <meta:editing-duration>P6DT5H54M53S</meta:editing-duration>
    <meta:editing-cycles>13</meta:editing-cycles>
    <meta:generator>OpenOffice.org/3.4.1$Unix OpenOffice.org_project/341m1$Build-9593</meta:generator>
    <meta:document-statistic meta:table-count="0" meta:image-count="0" meta:object-count="0" meta:page-count="4" meta:paragraph-count="63" meta:word-count="2638" meta:character-count="14487"/>
  </office:meta>
</office:document-meta>
</file>